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4a6a" officeooo:paragraph-rsid="00194a6a"/>
    </style:style>
    <style:style style:name="P2" style:family="paragraph" style:parent-style-name="Text_20_body">
      <style:text-properties officeooo:rsid="00194b1e" officeooo:paragraph-rsid="00194b1e"/>
    </style:style>
    <style:style style:name="P3" style:family="paragraph" style:parent-style-name="Text_20_body">
      <style:text-properties officeooo:rsid="001e6f3c" officeooo:paragraph-rsid="001e6f3c"/>
    </style:style>
    <style:style style:name="P4" style:family="paragraph" style:parent-style-name="Text_20_body">
      <style:text-properties officeooo:rsid="001f53e4" officeooo:paragraph-rsid="001f53e4"/>
    </style:style>
    <style:style style:name="T1" style:family="text">
      <style:text-properties officeooo:rsid="00194a6a"/>
    </style:style>
    <style:style style:name="T2" style:family="text">
      <style:text-properties officeooo:rsid="00194b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elling Lesson</text:h>
      <text:p text:style-name="Text_20_body">Tailor to individual words methods.</text:p>
      <text:p text:style-name="P1">Objective: Have 5000 words. Assign them on a spaced repetition basis to become active in 10 min, one hour, one day, one week, one month, six months. Reset to 0 on a miss.</text:p>
      <text:p text:style-name="P1">1.<text:tab/>Start individual one word lessons. Link to word 100 words off in the list. Could have a list of fifty words embedded in each lesson.</text:p>
      <text:p text:style-name="P1">2.<text:tab/>Have cAssignment go to an intermediary program that would manage spellling words. It would have the power to create lessons and insert an assignment row in tAssignments. It could poll tAssignments and find out how many active spelling words exist and add them to keep about 20 active. Start with 20 active.</text:p>
      <text:p text:style-name="P2">The bad part as the total number of spelling assignments could grow to 8 hundred or more. They could all be assigned 1% and postdating would keep the total down to about 20%.</text:p>
      <text:p text:style-name="Standard">***************** </text:p>
      <text:p text:style-name="Text_20_body">have a table for <text:span text:style-name="T1">spelling</text:span> words for each student. --- <text:span text:style-name="T2">too many tables</text:span></text:p>
      <text:p text:style-name="Standard">****************** </text:p>
      <text:p text:style-name="P2">have an inclusion array of 1000 words in each spelling assignment and only about two or three repetitions.</text:p>
      <text:p text:style-name="P1">***************************************************************************</text:p>
      <text:p text:style-name="Text_20_body">8 reps</text:p>
      <text:p text:style-name="P4">Delays in seconds: 8, 60, 450, 3200, 24,000, 180,000, 1,350,000, 10,000,000 plus current ti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13:16:01.494214959</meta:creation-date>
    <meta:editing-duration>PT10M17S</meta:editing-duration>
    <meta:editing-cycles>2</meta:editing-cycles>
    <meta:generator>LibreOffice/4.2.7.2$Linux_X86_64 LibreOffice_project/420m0$Build-2</meta:generator>
    <meta:initial-creator>Jim Fuqua</meta:initial-creator>
    <dc:date>2015-02-26T14:22:07.459467528</dc:date>
    <dc:creator>Jim Fuqua</dc:creator>
    <meta:document-statistic meta:table-count="0" meta:image-count="0" meta:object-count="0" meta:page-count="1" meta:paragraph-count="13" meta:word-count="202" meta:character-count="1225" meta:non-whitespace-character-count="1034"/>
  </office:meta>
</office:document-meta>
</file>